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494cm" fo:margin-bottom="0.494cm" fo:text-align="start" style:justify-single-word="false" fo:text-indent="0cm" style:auto-text-indent="false"/>
    </style:style>
    <style:style style:name="P2" style:family="paragraph" style:parent-style-name="Standard">
      <style:paragraph-properties fo:margin-top="0.494cm" fo:margin-bottom="0.494cm" fo:text-align="start" style:justify-single-word="false"/>
    </style:style>
    <style:style style:name="P3" style:family="paragraph" style:parent-style-name="Standard" style:list-style-name="L1">
      <style:paragraph-properties fo:margin-top="0.494cm" fo:margin-bottom="0.494cm" fo:text-align="start" style:justify-single-word="false"/>
    </style:style>
    <style:style style:name="P4" style:family="paragraph" style:parent-style-name="Title" style:master-page-name="Standard">
      <style:paragraph-properties style:page-number="auto"/>
    </style:style>
    <style:style style:name="T1" style:family="text">
      <style:text-properties fo:language="en" fo:country="GB"/>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ook Review : The New Science of Cities, Batty, 2013</text:h>
      <text:h text:style-name="Subtitle" text:outline-level="2">Version 1.0</text:h>
      <text:p text:style-name="Resume">Review</text:p>
      <text:p text:style-name="P1">An invariable and <text:s/><text:span text:style-name="T1">appreciated</text:span> <text:span text:style-name="T2">quality</text:span> in the work of M. Batty is its perpetual renewal and innovation in the points of view taken and the disciplines approached, that this book confirms, as a new cornerstone of a large set of theories and approaches aimed to understand cities from a quantitative point of view. Starting with the application of fractal theory to the understanding of urban form (Batty,?), following with seminal works on the application of cellular automata to geographical systems ( cit ) and an extensive book on understanding cities from ABMS and CA paradigms (Batty, 2010), this book is a supplementary application of complex systems approaches to urban systems. It indeed brings analyses close to physics, with study of flows in networks and use of master equations, and as these approaches have recently flourished (cit physics?), is a must-be-read for any student of urban complexity.</text:p>
      <text:p text:style-name="P1">% linear reading</text:p>
      <text:p text:style-name="P1">% issues : (discussion)</text:p>
      <text:list xml:id="list3181132966100259098" text:style-name="L1">
        <text:list-item>
          <text:p text:style-name="P3">concerning audience : too difficult for the geographer ? Not interesting for the physicist</text:p>
        </text:list-item>
        <text:list-item>
          <text:p text:style-name="P3">Title (is it present in the book ? - rem what was said at ccupd14)</text:p>
        </text:list-item>
        <text:list-item>
          <text:p text:style-name="P3">maths etc. whats the real point in so much equations ? → is there really a global consistence ?</text:p>
        </text:list-item>
        <text:list-item>
          <text:p text:style-name="P3">Develop the previous point in a dedicated paragraph, insisting on the « old-out-of-the-closet » ; and even the new with very few connexion with the new. : not harsh critics, but doubts.</text:p>
        </text:list-item>
        <text:list-item>
          <text:p text:style-name="P3">Does not mention Denise etc. : drawback for the geographer ?</text:p>
        </text:list-item>
      </text:list>
      <text:p text:style-name="P2"/>
      <text:p text:style-name="P2"/>
      <text:p text:style-name="P1"/>
      <text:p text:style-name="P1"/>
      <text:h text:style-name="Heading_20_1" text:outline-level="1"><text:soft-page-break/>References</text:h>
      <text:p text:style-name="Standard">(Batty and Longley,?) [Fractals and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501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212cm" fo:margin-bottom="0.212cm"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3cm" fo:margin-right="0.3cm" fo:margin-top="0.212cm" fo:margin-bottom="0.212cm" fo:text-align="start" style:justify-single-word="false" fo:text-indent="0.501cm"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6cm" fo:margin-right="0.6cm" fo:text-indent="0.501cm"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9cm" fo:margin-right="0.9cm" fo:text-indent="0.501cm"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1.199cm" fo:margin-right="1.199cm" fo:text-indent="0.501cm"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1.501cm" fo:margin-right="1.501cm" fo:text-indent="0.501cm"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1.801cm" fo:margin-right="1.801cm" fo:margin-top="0.212cm" fo:margin-bottom="0.212cm" fo:text-indent="0.501cm"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2.101cm" fo:margin-right="2.101cm" fo:text-indent="0.501cm"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2.401cm" fo:margin-right="2.401cm" fo:margin-top="0.423cm" fo:margin-bottom="0.106cm" fo:text-indent="0.501cm" style:auto-text-indent="false"/>
      <style:text-properties fo:font-size="14pt" style:font-size-asian="14pt" style:font-name-complex="Arial" style:font-size-complex="11pt"/>
    </style:style>
    <style:style style:name="Auteur" style:family="paragraph" style:parent-style-name="Standard" style:next-style-name="Description_20_Auteur">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Description_20_Auteur" style:display-name="Description Auteur" style:family="paragraph" style:parent-style-name="Auteur"/>
    <style:style style:name="Title" style:family="paragraph" style:next-style-name="Subtitle" style:default-outline-level="1" style:list-style-name="" style:class="chapter">
      <style:paragraph-properties fo:margin-left="1cm" fo:margin-right="1cm" fo:margin-top="0.212cm" fo:margin-bottom="0.212cm" fo:text-align="justify" style:justify-single-word="false" fo:orphans="2" fo:widows="2" fo:text-indent="0cm" style:auto-text-indent="false"/>
      <style:text-properties fo:color="#000080" style:font-name="Courier New" fo:font-size="12pt" fo:language="fr" fo:country="FR" style:letter-kerning="true" style:font-name-asian="Times New Roman" style:font-size-asian="12pt" style:font-name-complex="Arial" style:font-size-complex="12pt" style:language-complex="ar" style:country-complex="SA"/>
    </style:style>
    <style:style style:name="Subtitle" style:family="paragraph" style:parent-style-name="Title" style:next-style-name="Auteur" style:default-outline-level="2" style:list-style-name=""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2cm" fo:margin-right="2cm" fo:text-indent="0.501cm"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cm" fo:margin-right="2cm" fo:text-indent="0cm"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1cm" fo:margin-right="1cm" fo:text-align="start" style:justify-single-word="false" fo:text-indent="0cm" style:auto-text-indent="false"/>
      <style:text-properties fo:color="#777777" style:font-name="Arial" fo:font-size="11pt" fo:font-weight="bold" style:font-size-asian="11pt" style:font-weight-asian="bold" style:font-name-complex="Arial"/>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1cm" fo:margin-right="1cm" fo:margin-top="0.071cm" fo:margin-bottom="0.071cm" fo:text-indent="0.501cm" style:auto-text-indent="false"/>
    </style:style>
    <style:style style:name="resume" style:family="paragraph" style:parent-style-name="Standard">
      <style:paragraph-properties fo:margin-left="0cm" fo:margin-right="0cm" fo:margin-top="0.494cm" fo:margin-bottom="0.494cm" fo:text-align="start" style:justify-single-word="false" fo:text-indent="0cm"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left="1cm" fo:margin-right="1cm" fo:orphans="2" fo:widows="2" fo:text-indent="0cm" style:auto-text-indent="false"/>
      <style:text-properties fo:color="#800080" style:font-name="Courier New" fo:font-size="10pt" fo:language="fr" fo:country="FR" style:font-name-asian="Times New Roman" style:font-size-asian="10pt" style:font-name-complex="Courier New"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cm" fo:padding-right="0cm" fo:padding-top="0.035cm" fo:padding-bottom="0cm" fo:border-left="none" fo:border-right="none" fo:border-top="0.018cm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left="0cm" fo:margin-right="0cm" fo:margin-top="0.494cm" fo:margin-bottom="0.494cm" fo:text-align="start" style:justify-single-word="false" fo:text-indent="0cm"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left="3cm" fo:margin-right="0cm" fo:margin-top="0.212cm" fo:margin-bottom="0.212cm" fo:text-indent="0.501cm" style:auto-text-indent="false"/>
      <style:text-properties fo:font-size="11pt" style:font-size-asian="11pt"/>
    </style:style>
    <style:style style:name="Citation_20_ter" style:display-name="Citation ter" style:family="paragraph" style:parent-style-name="Standard" style:next-style-name="Standard">
      <style:paragraph-properties fo:margin-left="3.401cm" fo:margin-right="0cm" fo:margin-top="0.423cm" fo:margin-bottom="0.423cm" fo:line-height="150%" fo:text-indent="0.501cm"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1.9cm" fo:margin-right="0cm" fo:margin-top="0.212cm" fo:margin-bottom="0.212cm" fo:text-indent="0.501cm" style:auto-text-indent="false"/>
    </style:style>
    <style:style style:name="NDLA" style:family="paragraph" style:parent-style-name="Standard">
      <style:paragraph-properties fo:margin-left="1cm" fo:margin-right="1cm" fo:margin-top="0.071cm" fo:margin-bottom="0.071cm" fo:text-indent="0.501cm" style:auto-text-indent="false"/>
    </style:style>
    <style:style style:name="Code" style:family="paragraph" style:parent-style-name="Standard">
      <style:paragraph-properties fo:margin-left="2cm" fo:margin-right="2cm" fo:margin-top="0.071cm" fo:margin-bottom="0.071cm" fo:text-indent="0.501cm" style:auto-text-indent="false"/>
      <style:text-properties style:font-name="Verdana" fo:font-size="10pt" style:font-size-asian="10pt" style:font-name-complex="Verdana"/>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text-properties fo:language="it" fo:country="IT"/>
    </style:style>
    <style:style style:name="Titulo_20__28_es_29_" style:display-name="Titulo (es)" style:family="paragraph" style:parent-style-name="Titres_20_traduits" style:next-style-name="Auteur">
      <style:text-properties fo:language="es" fo:country="ES"/>
    </style:style>
    <style:style style:name="Titel_20__28_de_29_" style:display-name="Titel (de)" style:family="paragraph" style:parent-style-name="Titres_20_traduits" style:next-style-name="Auteur">
      <style:text-properties fo:language="de" fo:country="DE"/>
    </style:style>
    <style:style style:name="Paragraphe_20_sans_20_retrait" style:display-name="Paragraphe sans retrait" style:family="paragraph" style:parent-style-name="Standard">
      <style:paragraph-properties fo:margin-left="0cm" fo:margin-right="0cm" fo:text-indent="0cm"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left="0cm" fo:margin-right="0cm" fo:margin-top="0.494cm" fo:margin-bottom="0.494cm" fo:text-align="start" style:justify-single-word="false" fo:text-indent="0cm" style:auto-text-indent="false"/>
    </style:style>
    <style:style style:name="motscles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font-size="10pt" style:letter-kerning="true" style:font-size-asian="10pt" style:font-name-complex="Arial"/>
    </style:style>
    <style:style style:name="resumo" style:family="paragraph" style:parent-style-name="Standard">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Titre_20__28_pt_29_" style:display-name="Titre (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language="pt" fo:country="PT" style:letter-kerning="true" style:font-name-complex="Arial"/>
    </style:style>
    <style:style style:name="chaires" style:family="paragraph" style:parent-style-name="Mots_20_Cles"/>
    <style:style style:name="motsclestr" style:family="paragraph" style:parent-style-name="Mots_20_Cles">
      <style:text-properties fo:language="tr" fo:country="TR"/>
    </style:style>
    <style:style style:name="resumear" style:family="paragraph" style:parent-style-name="Standard">
      <style:paragraph-properties fo:margin-left="1cm" fo:margin-right="1cm" fo:margin-top="0.212cm" fo:margin-bottom="0.212cm" fo:text-align="end" style:justify-single-word="false" fo:text-indent="0cm" style:auto-text-indent="false" style:writing-mode="rl-tb"/>
      <style:text-properties fo:color="#000080" style:font-name="Tahoma" style:font-name-complex="Tahoma"/>
    </style:style>
    <style:style style:name="Collaborateur" style:family="paragraph" style:parent-style-name="Auteur"/>
    <style:style style:name="Palavraschaves" style:family="paragraph" style:parent-style-name="Mots_20_Cles"/>
    <style:style style:name="Resumo" style:family="paragraph" style:parent-style-name="Resume">
      <style:paragraph-properties fo:margin-top="0.494cm" fo:margin-bottom="0.494cm"/>
      <style:text-properties fo:language="pt" fo:country="PT"/>
    </style:style>
    <style:style style:name="Parolechiavi" style:family="paragraph" style:parent-style-name="Mots_20_Cles">
      <style:text-properties fo:language="it" fo:country="IT"/>
    </style:style>
    <style:style style:name="Verbaclaves" style:family="paragraph" style:parent-style-name="Mots_20_Cles"/>
    <style:style style:name="Population" style:family="paragraph" style:parent-style-name="Geographie"/>
    <style:style style:name="accroche" style:family="paragraph" style:parent-style-name="Resume"/>
    <style:style style:name="encadre" style:family="paragraph" style:parent-style-name="Quotations">
      <style:paragraph-properties fo:background-color="#e0e0e0">
        <style:background-image/>
      </style:paragraph-properties>
    </style:style>
    <style:style style:name="auteur_20_traite" style:display-name="auteur traite" style:family="paragraph" style:parent-style-name="Auteur"/>
    <style:style style:name="oeuvre_20_traite" style:display-name="oeuvre traite" style:family="paragraph" style:parent-style-name="auteur_20_traite"/>
    <style:style style:name="resumeeu" style:family="paragraph" style:parent-style-name="Resume"/>
    <style:style style:name="personnescitees" style:family="paragraph" style:parent-style-name="Resume"/>
    <style:style style:name="ouvragesrecenses" style:family="paragraph" style:parent-style-name="Resume"/>
    <style:style style:name="motscleseu" style:family="paragraph" style:parent-style-name="Resume">
      <style:text-properties fo:language="eu" fo:country="none"/>
    </style:style>
    <style:style style:name="organismes" style:family="paragraph" style:parent-style-name="Resume"/>
    <style:style style:name="periode" style:family="paragraph" style:parent-style-name="Resume"/>
    <style:style style:name="verbaclaves" style:family="paragraph" style:parent-style-name="Resume"/>
    <style:style style:name="motscleshu" style:family="paragraph" style:parent-style-name="motscleseu"/>
    <style:style style:name="resumehu" style:family="paragraph" style:parent-style-name="resumeeu">
      <style:text-properties fo:language="hu" fo:country="HU"/>
    </style:style>
    <style:style style:name="resumeit" style:family="paragraph" style:parent-style-name="resumehu">
      <style:text-properties fo:language="it" fo:country="IT"/>
    </style:style>
    <style:style style:name="resumela" style:family="paragraph" style:parent-style-name="resumeit">
      <style:text-properties fo:language="la" fo:country="VA"/>
    </style:style>
    <style:style style:name="motsclesar" style:family="paragraph" style:parent-style-name="resumear">
      <style:paragraph-properties fo:margin-left="1cm" fo:margin-right="1cm" fo:text-align="end" style:justify-single-word="false" fo:text-indent="0cm" style:auto-text-indent="false"/>
    </style:style>
    <style:style style:name="Titulu_20__28_eu_29_" style:display-name="Titulu (eu)" style:family="paragraph" style:parent-style-name="Titres_20_traduits">
      <style:text-properties fo:language="eu" fo:country="none"/>
    </style:style>
    <style:style style:name="Titulus_20__28_la_29_" style:display-name="Titulus (la)" style:family="paragraph" style:parent-style-name="Titres_20_traduits">
      <style:text-properties fo:language="la" fo:country="VA"/>
    </style:style>
    <style:style style:name="Titulo_20__28_pt_29_" style:display-name="Titulo (pt)" style:family="paragraph" style:parent-style-name="Titres_20_traduits">
      <style:text-properties fo:language="pt" fo:country="PT"/>
    </style:style>
    <style:style style:name="resumetr" style:family="paragraph" style:parent-style-name="Resumo">
      <style:text-properties fo:language="tr" fo:country="TR"/>
    </style:style>
    <style:style style:name="geographieen" style:family="paragraph" style:parent-style-name="Geographie"/>
    <style:style style:name="institutions" style:family="paragraph" style:parent-style-name="personnescitees"/>
    <style:style style:name="institutionsen" style:family="paragraph" style:parent-style-name="institutions">
      <style:text-properties fo:language="en" fo:country="US"/>
    </style:style>
    <style:style style:name="topics" style:family="paragraph" style:parent-style-name="Themes">
      <style:text-properties fo:language="en" fo:country="US"/>
    </style:style>
    <style:style style:name="oeuvretraite" style:family="paragraph" style:parent-style-name="auteur_20_traite"/>
    <style:style style:name="auteurtraite" style:family="paragraph" style:parent-style-name="Auteur"/>
    <style:style style:name="عنوان_20__28_ar_29_" style:display-name="عنوان (ar)" style:family="paragraph" style:parent-style-name="resumear">
      <style:paragraph-properties fo:margin-left="1cm" fo:margin-right="1cm" fo:text-align="end" style:justify-single-word="false" fo:text-indent="0cm" style:auto-text-indent="false"/>
    </style:style>
    <style:style style:name="Rezume" style:family="paragraph" style:parent-style-name="Resume">
      <style:text-properties fo:language="hu" fo:country="HU"/>
    </style:style>
    <style:style style:name="cim_20__28_hu_29_" style:display-name="cim (hu)" style:family="paragraph" style:parent-style-name="Titres_20_traduits">
      <style:text-properties fo:language="hu" fo:country="HU"/>
    </style:style>
    <style:style style:name="titrear" style:family="paragraph" style:parent-style-name="resumear">
      <style:paragraph-properties fo:margin-left="1cm" fo:margin-right="1cm" fo:text-align="end" style:justify-single-word="false" fo:text-indent="0cm" style:auto-text-indent="false"/>
    </style:style>
    <style:style style:name="motsclesjp" style:family="paragraph" style:parent-style-name="Resume"/>
    <style:style style:name="resumejp" style:family="paragraph" style:parent-style-name="Resume"/>
    <style:style style:name="motscleshe" style:family="paragraph" style:parent-style-name="Resume"/>
    <style:style style:name="resumehe" style:family="paragraph" style:parent-style-name="Resume"/>
    <style:style style:name="motsclesmk" style:family="paragraph" style:parent-style-name="Resume"/>
    <style:style style:name="resumemk" style:family="paragraph" style:parent-style-name="Resume"/>
    <style:style style:name="motsclesgr" style:family="paragraph" style:parent-style-name="Resume"/>
    <style:style style:name="resumegr" style:family="paragraph" style:parent-style-name="Resum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Symbol"/>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Police_20_par_20_défaut" style:display-name="Police par défaut" style:family="text"/>
    <style:style style:name="_20_Car_20_Car10" style:display-name=" Car Car10" style:family="text">
      <style:text-properties fo:font-size="16pt" style:font-size-asian="16pt" style:font-size-complex="14pt"/>
    </style:style>
    <style:style style:name="_20_Car_20_Car5" style:display-name=" Car Car5" style:family="text">
      <style:text-properties fo:font-size="16pt" style:font-size-asian="16pt" style:font-size-complex="12pt"/>
    </style:style>
    <style:style style:name="Description_20_Auteur_20_Car" style:display-name="Description Auteur Car" style:family="text">
      <style:text-properties fo:color="#000080" style:font-name="Courier New" style:font-name-complex="Courier New" style:font-size-complex="12pt"/>
    </style:style>
    <style:style style:name="Auteur_20_Car" style:display-name="Auteur Car" style:family="text">
      <style:text-properties fo:color="#000080" style:font-name="Courier New" style:font-name-complex="Courier New" style:font-size-complex="12pt"/>
    </style:style>
    <style:style style:name="_20_Car_20_Car" style:display-name=" Car Car" style:family="text"/>
    <style:style style:name="Citation_20_Car" style:display-name="Citation Car" style:family="text">
      <style:text-properties style:font-size-complex="12pt" style:font-style-complex="italic"/>
    </style:style>
    <style:style style:name="Date_20_publi_20_oeuvre_20_Car" style:display-name="Date publi oeuvre Car" style:family="text">
      <style:text-properties fo:color="#800080" style:font-name="Courier New" style:font-name-complex="Courier New" style:font-size-complex="13pt"/>
    </style:style>
    <style:style style:name="Titre_20_oeuvre_20_Car" style:display-name="Titre oeuvre Car" style:family="text">
      <style:text-properties fo:color="#800080" style:font-name="Courier New" style:font-name-complex="Courier New" style:font-size-complex="13pt"/>
    </style:style>
    <style:style style:name="Prefixe" style:family="text"/>
    <style:style style:name="Site" style:family="text">
      <style:text-properties style:font-name-complex="Times New Roman"/>
    </style:style>
    <style:style style:name="Affiliation" style:family="text"/>
    <style:style style:name="Courriel" style:family="text"/>
    <style:style style:name="Fonction" style:family="text"/>
    <style:style style:name="Footnote_20_Symbol" style:display-name="Footnote Symbol" style:family="text">
      <style:text-properties style:text-position="super 58%"/>
    </style:style>
    <style:style style:name="Caractère_20_de_20_note_20_de_20_bas_20_de_20_page" style:display-name="Caractère de note de bas de page" style:family="text"/>
    <style:style style:name="Internet_20_link" style:display-name="Internet link" style:family="text">
      <style:text-properties fo:color="#0000ff" style:text-underline-style="solid" style:text-underline-width="auto" style:text-underline-color="font-color"/>
    </style:style>
    <style:style style:name="_20_Car_20_Car11" style:display-name=" Car Car11" style:family="text">
      <style:text-properties fo:font-size="18pt" style:font-size-asian="18pt" style:font-size-complex="16pt"/>
    </style:style>
    <style:style style:name="_20_Car_20_Car9" style:display-name=" Car Car9" style:family="text">
      <style:text-properties fo:font-size="16pt" style:font-size-asian="16pt" style:font-size-complex="13pt"/>
    </style:style>
    <style:style style:name="_20_Car_20_Car8" style:display-name=" Car Car8" style:family="text">
      <style:text-properties fo:font-size="16pt" style:font-size-asian="16pt" style:font-size-complex="14pt"/>
    </style:style>
    <style:style style:name="_20_Car_20_Car7" style:display-name=" Car Car7" style:family="text">
      <style:text-properties fo:font-size="16pt" style:font-size-asian="16pt" style:font-size-complex="13pt"/>
    </style:style>
    <style:style style:name="_20_Car_20_Car6" style:display-name=" Car Car6" style:family="text">
      <style:text-properties fo:font-size="16pt" style:font-size-asian="16pt" style:font-size-complex="11pt" style:font-weight-complex="bold"/>
    </style:style>
    <style:style style:name="_20_Car_20_Car4" style:display-name=" Car Car4" style:family="text">
      <style:text-properties fo:font-size="16pt" style:font-size-asian="16pt" style:font-size-complex="12pt" style:font-style-complex="italic"/>
    </style:style>
    <style:style style:name="_20_Car_20_Car3" style:display-name=" Car Car3" style:family="text">
      <style:text-properties fo:font-size="14pt" style:font-size-asian="14pt" style:font-name-complex="Arial" style:font-size-complex="11pt" style:font-style-complex="italic"/>
    </style:style>
    <style:style style:name="_20_Car_20_Car2" style:display-name=" Car Car2" style:family="text">
      <style:text-properties fo:color="#000080" style:font-name="Courier New" fo:font-size="12pt" style:letter-kerning="true" style:font-size-asian="12pt" style:font-name-complex="Arial" style:font-size-complex="12pt"/>
    </style:style>
    <style:style style:name="_20_Car_20_Car1" style:display-name=" Car Car1" style:family="text">
      <style:text-properties fo:color="#000080" style:font-name="Courier New" style:letter-kerning="true" style:font-name-complex="Arial"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Juste Raimbault</meta:initial-creator>
    <meta:creation-date>2016-08-15T17:28:01</meta:creation-date>
    <dc:creator>Juste Raimbault</dc:creator>
    <dc:date>2016-08-22T19:50:40</dc:date>
    <meta:print-date>2004-06-04T17:55:00</meta:print-date>
    <meta:editing-cycles>120</meta:editing-cycles>
    <meta:editing-duration>PT6H23M34S</meta:editing-duration>
    <meta:generator>OpenOffice/4.1.1$Unix OpenOffice.org_project/411m6$Build-9775</meta:generator>
    <meta:document-statistic meta:table-count="0" meta:image-count="0" meta:object-count="0" meta:page-count="2" meta:paragraph-count="13" meta:word-count="269" meta:character-count="1571"/>
    <meta:user-defined meta:name="Sign">ࠚ</meta:user-defined>
  </office:meta>
</office:document-meta>
</file>